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officeooo:rsid="0004e9a4" officeooo:paragraph-rsid="0004e9a4" style:font-size-asian="10.5pt" style:font-size-complex="12pt"/>
    </style:style>
    <style:style style:name="P2" style:family="paragraph" style:parent-style-name="Standard">
      <style:text-properties fo:font-size="12pt" style:text-underline-style="none" officeooo:rsid="0006c24d" officeooo:paragraph-rsid="0006c24d" style:font-size-asian="10.5pt" style:font-size-complex="12pt"/>
    </style:style>
    <style:style style:name="P3" style:family="paragraph" style:parent-style-name="Standard">
      <style:text-properties fo:font-size="12pt" style:text-underline-style="none" officeooo:rsid="0006c24d" officeooo:paragraph-rsid="0008729c" style:font-size-asian="10.5pt" style:font-size-complex="12pt"/>
    </style:style>
    <style:style style:name="P4" style:family="paragraph" style:parent-style-name="Standard">
      <style:text-properties fo:font-size="12pt" style:text-underline-style="none" officeooo:rsid="0008729c" officeooo:paragraph-rsid="0008729c" style:font-size-asian="10.5pt" style:font-size-complex="12pt"/>
    </style:style>
    <style:style style:name="P5" style:family="paragraph" style:parent-style-name="Standard">
      <style:text-properties fo:font-size="12pt" style:text-underline-style="none" officeooo:rsid="00094a74" officeooo:paragraph-rsid="00094a74" style:font-size-asian="10.5pt" style:font-size-complex="12pt"/>
    </style:style>
    <style:style style:name="P6" style:family="paragraph" style:parent-style-name="Standard" style:list-style-name="L1">
      <style:text-properties fo:font-size="12pt" style:text-underline-style="none" officeooo:rsid="0006c24d" officeooo:paragraph-rsid="0006c24d" style:font-size-asian="10.5pt" style:font-size-complex="12pt"/>
    </style:style>
    <style:style style:name="P7" style:family="paragraph" style:parent-style-name="Standard" style:list-style-name="L2">
      <style:text-properties fo:font-size="12pt" style:text-underline-style="none" officeooo:rsid="0006c24d" officeooo:paragraph-rsid="0006c24d" style:font-size-asian="10.5pt" style:font-size-complex="12pt"/>
    </style:style>
    <style:style style:name="P8" style:family="paragraph" style:parent-style-name="Standard">
      <style:text-properties fo:font-size="12pt" style:text-underline-style="none" officeooo:rsid="0008729c" officeooo:paragraph-rsid="0008729c" style:font-size-asian="10.5pt" style:font-size-complex="12pt"/>
    </style:style>
    <style:style style:name="P9" style:family="paragraph" style:parent-style-name="Standard">
      <style:text-properties fo:font-size="12pt" style:text-underline-style="none" officeooo:rsid="0009efa9" officeooo:paragraph-rsid="0009efa9" style:font-size-asian="10.5pt" style:font-size-complex="12pt"/>
    </style:style>
    <style:style style:name="T1" style:family="text">
      <style:text-properties officeooo:rsid="0008729c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p text:style-name="P1"/>
      <text:p text:style-name="P2">First sprint:</text:p>
      <text:p text:style-name="P1"/>
      <text:p text:style-name="P2">Create very simple and ugly example. </text:p>
      <text:p text:style-name="P1"/>
      <text:list xml:id="list3059073876" text:style-name="L1">
        <text:list-item>
          <text:p text:style-name="P6">1. clone my project from github</text:p>
        </text:list-item>
      </text:list>
      <text:list xml:id="list1209243875" text:style-name="L2">
        <text:list-item>
          <text:p text:style-name="P7">2. test upload of data</text:p>
        </text:list-item>
      </text:list>
      <text:p text:style-name="P5">Ammendment: Before continuing I need to find a solution for uploading data as the Django framework does not support the auto generation of tables/datamodels. Therefore I need to create scripts that will handle generation of parsed data etc. and parsing these into sqlite. I need this in order to specify what to <text:s/>go into my columns etc. </text:p>
      <text:p text:style-name="P5"/>
      <text:p text:style-name="P2">3. get non dummy data uploaded (single column)</text:p>
      <text:p text:style-name="P2">4. create simple data upload parsing etc. first 4 rows parsed in browser using js etc. and then execute script to parse data.</text:p>
      <text:p text:style-name="P2">5. apply machine learning script to execute</text:p>
      <text:p text:style-name="P2">6. Save machine learning results in table</text:p>
      <text:p text:style-name="P2">7. Retrieve results to visual</text:p>
      <text:p text:style-name="P2"/>
      <text:p text:style-name="P2"/>
      <text:p text:style-name="P2">Second sprint:</text:p>
      <text:p text:style-name="P2"/>
      <text:p text:style-name="P4">1. Evaluate needs for results model. And create a results model. </text:p>
      <text:p text:style-name="P2"><text:span text:style-name="T1">2</text:span>. Improve the upload and preprocessing interphase so that it is simple steps</text:p>
      <text:p text:style-name="P2"><text:tab/>a. purpose is that a data model/upload format is specified so that no additional preprocessing is <text:tab/> <text:s text:c="2"/><text:tab/>required, but able to work on different datasets.</text:p>
      <text:p text:style-name="P4">3. Create a model for results for machine learnng</text:p>
      <text:p text:style-name="P3"><text:span text:style-name="T1">4</text:span>. Improve visuals for selected machine learning (classification)</text:p>
      <text:p text:style-name="P2"/>
      <text:p text:style-name="P2"/>
      <text:p text:style-name="P4">Third sprint: </text:p>
      <text:p text:style-name="P4"/>
      <text:p text:style-name="P4">1. Improve the machine learning options for the classification</text:p>
      <text:p text:style-name="P4">2. Modify the visuals to captu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elect * from cvrReportings where cvrNumber in</text:p>
      <text:p text:style-name="P4">(Select cvrNumber from </text:p>
      <text:p text:style-name="P4">(select cvrNumber from cvrReportings where TypeOfAuditorAssistance="Revisionspåtegning" and NameOfAuditFirm="PricewaterhouseCoopers Statsautoriseret Revisionspartnerselskab" and ReportingPeriodEndDate="2019-12-31") where cvrNumber not in (select cvrNumber from cvrReportings where TypeOfAuditorAssistance="Revisionspåtegning" and <text:soft-page-break/>NameOfAuditFirm="PricewaterhouseCoopers Statsautoriseret Revisionspartnerselskab" and ReportingPeriodEndDate="2020-12-31")</text:p>
      <text:p text:style-name="P4">)</text:p>
      <text:p text:style-name="P4">and TypeOfAuditorAssistance="Revisionspåtegning" and NameOfAuditFirm="PricewaterhouseCoopers Statsautoriseret Revisionspartnerselskab"</text:p>
      <text:p text:style-name="P4">; <text:s/></text:p>
      <text:p text:style-name="P4"/>
      <text:p text:style-name="P4"/>
      <text:p text:style-name="P9">mangler at indberette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3T22:01:26.688438739</meta:creation-date>
    <meta:generator>LibreOffice/6.0.7.3$Linux_X86_64 LibreOffice_project/00m0$Build-3</meta:generator>
    <dc:date>2021-07-16T01:26:04.259944621</dc:date>
    <meta:editing-duration>P5DT2H23M56S</meta:editing-duration>
    <meta:editing-cycles>5</meta:editing-cycles>
    <meta:document-statistic meta:table-count="0" meta:image-count="0" meta:object-count="0" meta:page-count="2" meta:paragraph-count="27" meta:word-count="263" meta:character-count="1943" meta:non-whitespace-character-count="1695"/>
  </office:meta>
</office:document-meta>
</file>